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1.672in"/>
    </style:style>
    <style:style style:name="co4" style:family="table-column">
      <style:table-column-properties fo:break-before="auto" style:column-width="1.6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0217in" svg:height="3.5429in" svg:x="2.402in" svg:y="2.0157in">
            <draw:object draw:notify-on-update-of-ranges="Sheet1.B2:Sheet1.B2 Sheet1.A3:Sheet1.A8 Sheet1.B1:Sheet1.B1 Sheet1.B3:Sheet1.B8 Sheet1.C1:Sheet1.C1 Sheet1.C3:Sheet1.C8 Sheet1.D1:Sheet1.D1 Sheet1.D3:Sheet1.D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Average Throughput-1KB</text:p>
          </table:table-cell>
          <table:table-cell office:value-type="string" calcext:value-type="string">
            <text:p>Average Throughput-64KB</text:p>
          </table:table-cell>
          <table:table-cell office:value-type="string" calcext:value-type="string">
            <text:p>Average Throughput -1 Byt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54.23" calcext:value-type="float">
            <text:p>4554.23</text:p>
          </table:table-cell>
          <table:table-cell office:value-type="float" office:value="24532.007" calcext:value-type="float">
            <text:p>24532.007</text:p>
          </table:table-cell>
          <table:table-cell office:value-type="float" office:value="6.816" calcext:value-type="float">
            <text:p>6.8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602.388" calcext:value-type="float">
            <text:p>7602.388</text:p>
          </table:table-cell>
          <table:table-cell office:value-type="float" office:value="30335.395" calcext:value-type="float">
            <text:p>30335.395</text:p>
          </table:table-cell>
          <table:table-cell office:value-type="float" office:value="8.323" calcext:value-type="float">
            <text:p>8.3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542.02" calcext:value-type="float">
            <text:p>10542.02</text:p>
          </table:table-cell>
          <table:table-cell office:value-type="float" office:value="50096.764" calcext:value-type="float">
            <text:p>50096.764</text:p>
          </table:table-cell>
          <table:table-cell office:value-type="float" office:value="10.833" calcext:value-type="float">
            <text:p>10.8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336.91" calcext:value-type="float">
            <text:p>11336.91</text:p>
          </table:table-cell>
          <table:table-cell office:value-type="float" office:value="64941.198" calcext:value-type="float">
            <text:p>64941.198</text:p>
          </table:table-cell>
          <table:table-cell office:value-type="float" office:value="15.68" calcext:value-type="float">
            <text:p>15.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371.998" calcext:value-type="float">
            <text:p>16371.998</text:p>
          </table:table-cell>
          <table:table-cell office:value-type="float" office:value="82056.473" calcext:value-type="float">
            <text:p>82056.473</text:p>
          </table:table-cell>
          <table:table-cell office:value-type="float" office:value="18.299" calcext:value-type="float">
            <text:p>18.2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308.817" calcext:value-type="float">
            <text:p>19308.817</text:p>
          </table:table-cell>
          <table:table-cell office:value-type="float" office:value="159483.152" calcext:value-type="float">
            <text:p>159483.152</text:p>
          </table:table-cell>
          <table:table-cell office:value-type="float" office:value="19.479" calcext:value-type="float">
            <text:p>19.4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2">00/00/0000</text:date>, <text:time style:data-style-name="N2" text:time-value="20:08:13.9883782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0T17:56:32.392540215</meta:creation-date>
    <dc:date>2014-09-22T21:01:50.595481455</dc:date>
    <meta:editing-duration>P1DT5H27M11S</meta:editing-duration>
    <meta:editing-cycles>68</meta:editing-cycles>
    <meta:generator>LibreOffice/4.2.6.3$Linux_X86_64 LibreOffice_project/420m0$Build-3</meta:generator>
    <meta:document-statistic meta:table-count="1" meta:cell-count="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76cm" svg:height="9cm" xlink:href=".." xlink:type="simple" chart:class="chart:line" chart:column-mapping="0" chart:style-name="ch1">
        <chart:legend chart:legend-position="end" svg:x="14.772cm" svg:y="3.703cm" style:legend-expansion="high" chart:style-name="ch2"/>
        <chart:plot-area chart:style-name="ch3" table:cell-range-address="Sheet1.B1:Sheet1.B8 Sheet1.A3:Sheet1.A8 Sheet1.C1:Sheet1.D1 Sheet1.C3:Sheet1.D8" chart:data-source-has-labels="both" svg:x="1.418cm" svg:y="0.855cm" svg:width="12.54cm" svg:height="6.984cm">
          <chartooo:coordinate-region svg:x="2.63cm" svg:y="1.054cm" svg:width="11.141cm" svg:height="6.138cm"/>
          <chart:axis chart:dimension="x" chart:name="primary-x" chart:style-name="ch4" chartooo:axis-type="auto">
            <chartooo:date-scale/>
            <chart:title svg:x="6.255cm" svg:y="8.019cm" chart:style-name="ch5">
              <text:p>Number of Threads</text:p>
            </chart:title>
            <chart:categories table:cell-range-address="Sheet1.A3:Sheet1.A8"/>
          </chart:axis>
          <chart:axis chart:dimension="y" chart:name="primary-y" chart:style-name="ch6">
            <chart:title svg:x="0.451cm" svg:y="5.238cm" chart:style-name="ch7">
              <text:p>Throughput</text:p>
            </chart:title>
            <chart:grid chart:style-name="ch8" chart:class="major"/>
          </chart:axis>
          <chart:series chart:style-name="ch9" chart:values-cell-range-address="Sheet1.B3:Sheet1.B8" chart:label-cell-address="Sheet1.B1:Sheet1.B1" chart:class="chart:line">
            <chart:data-point chart:repeated="6"/>
          </chart:series>
          <chart:series chart:style-name="ch10" chart:values-cell-range-address="Sheet1.C3:Sheet1.C8" chart:label-cell-address="Sheet1.C1:Sheet1.C1" chart:class="chart:line">
            <chart:data-point chart:repeated="6"/>
          </chart:series>
          <chart:series chart:style-name="ch11" chart:values-cell-range-address="Sheet1.D3:Sheet1.D8" chart:label-cell-address="Sheet1.D1:Sheet1.D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Throughput-1KB</text:p>
                <draw:g>
                  <svg:desc>Sheet1.B1:Sheet1.B1</svg:desc>
                </draw:g>
              </table:table-cell>
              <table:table-cell office:value-type="string">
                <text:p>Average Throughput-64KB</text:p>
                <draw:g>
                  <svg:desc>Sheet1.C1:Sheet1.C1</svg:desc>
                </draw:g>
              </table:table-cell>
              <table:table-cell office:value-type="string">
                <text:p>Average Throughput -1 Byt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3:Sheet1.A8</svg:desc>
                </draw:g>
              </table:table-cell>
              <table:table-cell office:value-type="float" office:value="4554.23">
                <text:p>4554.23</text:p>
                <draw:g>
                  <svg:desc>Sheet1.B3:Sheet1.B8</svg:desc>
                </draw:g>
              </table:table-cell>
              <table:table-cell office:value-type="float" office:value="24532.007">
                <text:p>24532.007</text:p>
                <draw:g>
                  <svg:desc>Sheet1.C3:Sheet1.C8</svg:desc>
                </draw:g>
              </table:table-cell>
              <table:table-cell office:value-type="float" office:value="6.816">
                <text:p>6.816</text:p>
                <draw:g>
                  <svg:desc>Sheet1.D3:Sheet1.D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602.388">
                <text:p>7602.388</text:p>
              </table:table-cell>
              <table:table-cell office:value-type="float" office:value="30335.395">
                <text:p>30335.395</text:p>
              </table:table-cell>
              <table:table-cell office:value-type="float" office:value="8.323">
                <text:p>8.32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542.02">
                <text:p>10542.02</text:p>
              </table:table-cell>
              <table:table-cell office:value-type="float" office:value="50096.764">
                <text:p>50096.764</text:p>
              </table:table-cell>
              <table:table-cell office:value-type="float" office:value="10.833">
                <text:p>10.83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1336.91">
                <text:p>11336.91</text:p>
              </table:table-cell>
              <table:table-cell office:value-type="float" office:value="64941.198">
                <text:p>64941.198</text:p>
              </table:table-cell>
              <table:table-cell office:value-type="float" office:value="15.68">
                <text:p>15.6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371.998">
                <text:p>16371.998</text:p>
              </table:table-cell>
              <table:table-cell office:value-type="float" office:value="82056.473">
                <text:p>82056.473</text:p>
              </table:table-cell>
              <table:table-cell office:value-type="float" office:value="18.299">
                <text:p>18.29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9308.817">
                <text:p>19308.817</text:p>
              </table:table-cell>
              <table:table-cell office:value-type="float" office:value="159483.152">
                <text:p>159483.152</text:p>
              </table:table-cell>
              <table:table-cell office:value-type="float" office:value="19.479">
                <text:p>19.4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